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805cm"/>
    </style:style>
    <style:style style:name="Tabla1.B" style:family="table-column">
      <style:table-column-properties style:column-width="4.399cm"/>
    </style:style>
    <style:style style:name="Tabla1.C" style:family="table-column">
      <style:table-column-properties style:column-width="7.796cm"/>
    </style:style>
    <style:style style:name="Tabla1.A1" style:family="table-cell">
      <style:table-cell-properties style:vertical-align="middle" fo:padding-left="0cm" fo:padding-right="0.049cm" fo:padding-top="0cm" fo:padding-bottom="0.049cm" fo:border-left="none" fo:border-right="0.75pt solid #2e2e33" fo:border-top="none" fo:border-bottom="0.75pt solid #2e2e33"/>
    </style:style>
    <style:style style:name="Tabla1.C1" style:family="table-cell">
      <style:table-cell-properties style:vertical-align="middle" fo:padding="0cm" fo:border="none"/>
    </style:style>
    <style:style style:name="P1" style:family="paragraph" style:parent-style-name="Heading_20_3">
      <style:paragraph-properties fo:margin-left="0cm" fo:margin-right="0cm" fo:margin-top="0cm" fo:margin-bottom="0cm" style:contextual-spacing="false" fo:line-height="175%" fo:orphans="2" fo:widows="2" fo:text-indent="0cm" style:auto-text-indent="false" fo:padding="0cm" fo:border="none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37%" fo:orphans="11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orphans="11" fo:text-indent="0cm" style:auto-text-indent="false"/>
      <style:text-properties fo:color="#000000" loext:opacity="100%" fo:font-size="12pt" style:font-size-asian="12pt" style:font-size-complex="12pt" loext:padding="0cm" loext:border="none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orphans="11" fo:text-indent="0cm" style:auto-text-indent="false"/>
      <style:text-properties fo:color="#000000" loext:opacity="100%" fo:font-size="12pt" style:font-size-asian="12pt" style:font-size-complex="12pt"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ystem-ui" fo:font-size="12pt" fo:letter-spacing="normal" fo:font-style="normal" fo:font-weight="normal" style:font-size-asian="12pt" style:font-size-complex="12pt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ystem-ui" fo:font-size="12pt" fo:letter-spacing="normal" fo:font-style="normal" fo:font-weight="normal" style:font-size-asian="12pt" style:font-size-complex="12pt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ystem-ui" fo:font-size="12pt" fo:letter-spacing="normal" fo:font-style="normal" fo:font-weight="normal" style:font-size-asian="12pt" style:font-size-complex="12pt" loext:padding="0cm" loext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ystem-ui" fo:font-size="12pt" fo:letter-spacing="normal" fo:font-style="normal" fo:font-weight="normal" style:font-size-asian="12pt" style:font-size-complex="12pt" loext:padding="0cm" loext:border="none"/>
    </style:style>
    <style:style style:name="P13" style:family="paragraph" style:parent-style-name="Text_20_body">
      <style:paragraph-properties fo:margin-left="1cm" fo:margin-right="1cm" fo:margin-top="0cm" fo:margin-bottom="0cm" style:contextual-spacing="false" fo:line-height="137%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style:font-size-asian="12pt" style:font-size-complex="12pt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7">
      <style:paragraph-properties fo:margin-top="0cm" fo:margin-bottom="0cm" style:contextual-spacing="false"/>
    </style:style>
    <style:style style:name="P27" style:family="paragraph" style:parent-style-name="Text_20_body" style:list-style-name="L8"/>
    <style:style style:name="P28" style:family="paragraph" style:parent-style-name="Text_20_body" style:list-style-name="L8">
      <style:paragraph-properties fo:margin-top="0cm" fo:margin-bottom="0cm" style:contextual-spacing="false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f7f8fc" loext:opacity="100%" style:font-name="system-ui" fo:font-style="normal" fo:font-weight="bold" loext:padding="0cm" loext:border="none"/>
    </style:style>
    <style:style style:name="T4" style:family="text">
      <style:text-properties fo:font-variant="normal" fo:text-transform="none" fo:color="#f7f8fc" loext:opacity="100%" style:font-name="system-ui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f7f8fc" loext:opacity="100%" style:font-name="system-ui" fo:font-size="12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8583f6" loext:opacity="100%" style:font-name="ui-monospace" fo:font-style="normal" fo:font-weight="bold" loext:padding="0cm" loext:border="none"/>
    </style:style>
    <style:style style:name="T7" style:family="text">
      <style:text-properties fo:font-variant="normal" fo:text-transform="none" fo:color="#8583f6" loext:opacity="100%" style:font-name="ui-monospace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a9aab8" loext:opacity="100%" style:font-name="system-ui" fo:font-size="12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a9aab8" loext:opacity="100%" style:font-name="system-ui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style:font-name="system-ui" fo:font-style="normal" fo:font-weight="bold" loext:padding="0cm" loext:border="none"/>
    </style:style>
    <style:style style:name="T11" style:family="text">
      <style:text-properties fo:font-variant="normal" fo:text-transform="none" style:font-name="system-ui" fo:font-size="12pt" fo:letter-spacing="normal" fo:font-style="normal" fo:font-weight="bold" loext:padding="0cm" loext:border="none"/>
    </style:style>
    <style:style style:name="T12" style:family="text">
      <style:text-properties fo:font-variant="normal" fo:text-transform="none" style:font-name="system-ui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style:font-name="ui-monospace" fo:font-style="normal" fo:font-weight="bold" loext:padding="0cm" loext:border="none"/>
    </style:style>
    <style:style style:name="T14" style:family="text">
      <style:text-properties fo:font-variant="normal" fo:text-transform="none" style:font-name="ui-monospace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0000" loext:opacity="100%" style:font-name="system-ui" fo:font-style="normal" fo:font-weight="bold" loext:padding="0cm" loext:border="none"/>
    </style:style>
    <style:style style:name="T16" style:family="text">
      <style:text-properties fo:font-variant="normal" fo:text-transform="none" fo:color="#000000" loext:opacity="100%" style:font-name="system-ui" fo:font-size="12pt" fo:letter-spacing="normal" fo:font-style="normal" fo:font-weight="bold" loext:padding="0cm" loext:border="none"/>
    </style:style>
    <style:style style:name="T17" style:family="text">
      <style:text-properties fo:font-variant="normal" fo:text-transform="none" fo:color="#000000" loext:opacity="100%" style:font-name="system-ui" fo:font-size="12pt" fo:letter-spacing="normal" fo:font-style="normal" fo:font-weight="bold" style:font-size-asian="12pt" style:font-size-complex="12pt" loext:padding="0cm" loext:border="none"/>
    </style:style>
    <style:style style:name="T18" style:family="text">
      <style:text-properties fo:font-variant="normal" fo:text-transform="none" fo:color="#000000" loext:opacity="100%" style:font-name="system-ui" fo:font-size="12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loext:opacity="100%" style:font-name="system-ui" fo:font-size="12pt" fo:letter-spacing="normal" fo:font-style="normal" fo:font-weight="normal" style:font-size-asian="12pt" style:font-size-complex="12pt" loext:padding="0cm" loext:border="none"/>
    </style:style>
    <style:style style:name="T20" style:family="text">
      <style:text-properties fo:font-variant="normal" fo:text-transform="none" fo:color="#000000" loext:opacity="100%" style:font-name="system-ui" fo:font-size="12pt" fo:letter-spacing="normal" fo:font-style="normal" style:font-size-asian="12pt" style:font-size-complex="12pt" loext:padding="0cm" loext:border="none"/>
    </style:style>
    <style:style style:name="T21" style:family="text">
      <style:text-properties fo:font-variant="normal" fo:text-transform="none" fo:color="#000000" loext:opacity="100%" style:font-name="system-ui" fo:font-size="12pt" fo:font-style="normal" fo:font-weight="bold" style:font-size-asian="12pt" style:font-size-complex="12pt" loext:padding="0cm" loext:border="none"/>
    </style:style>
    <style:style style:name="T22" style:family="text">
      <style:text-properties fo:font-variant="normal" fo:text-transform="none" fo:color="#000000" loext:opacity="100%" style:font-name="system-ui" fo:letter-spacing="normal" fo:font-style="normal" fo:font-weight="bold" loext:padding="0cm" loext:border="none"/>
    </style:style>
    <style:style style:name="T23" style:family="text">
      <style:text-properties fo:font-variant="normal" fo:text-transform="none" fo:color="#000000" loext:opacity="100%" style:font-name="system-ui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000000" loext:opacity="100%" style:font-name="ui-monospace" fo:font-style="normal" fo:font-weight="bold" loext:padding="0cm" loext:border="none"/>
    </style:style>
    <style:style style:name="T25" style:family="text">
      <style:text-properties fo:font-variant="normal" fo:text-transform="none" fo:color="#000000" loext:opacity="100%" style:font-name="ui-monospace" fo:font-size="12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000000" loext:opacity="100%" style:font-name="ui-monospace" fo:font-size="12pt" fo:letter-spacing="normal" fo:font-style="normal" fo:font-weight="normal" style:font-size-asian="12pt" style:font-size-complex="12pt" loext:padding="0cm" loext:border="none"/>
    </style:style>
    <style:style style:name="T27" style:family="text">
      <style:text-properties fo:font-variant="normal" fo:text-transform="none" fo:color="#000000" loext:opacity="100%" style:font-name="ui-monospace" fo:font-size="12pt" fo:font-style="normal" fo:font-weight="bold" style:font-size-asian="12pt" style:font-size-complex="12pt" loext:padding="0cm" loext:border="none"/>
    </style:style>
    <style:style style:name="T28" style:family="text">
      <style:text-properties fo:font-variant="normal" fo:text-transform="none" fo:color="#000000" loext:opacity="100%" style:font-name="ui-monospace" fo:letter-spacing="normal" fo:font-style="normal" fo:font-weight="normal" loext:padding="0cm" loext:border="none"/>
    </style:style>
    <style:style style:name="T29" style:family="text">
      <style:text-properties style:font-name="ui-monospace" loext:padding="0cm" loext:border="none"/>
    </style:style>
    <style:style style:name="T30" style:family="text">
      <style:text-properties fo:color="#8583f6" loext:opacity="100%" style:font-name="ui-monospace" loext:padding="0cm" loext:border="none"/>
    </style:style>
    <style:style style:name="T31" style:family="text">
      <style:text-properties fo:color="#000000" loext:opacity="100%" style:font-name="ui-monospace" loext:padding="0cm" loext:border="none"/>
    </style:style>
    <style:style style:name="T32" style:family="text">
      <style:text-properties fo:color="#000000" loext:opacity="100%" style:font-name="ui-monospace" fo:font-size="12pt" style:font-size-asian="12pt" style:font-size-complex="12pt" loext:padding="0cm" loext:border="none"/>
    </style:style>
    <style:style style:name="T33" style:family="text">
      <style:text-properties fo:color="#000000" loext:opacity="100%" loext:padding="0cm" loext:border="none"/>
    </style:style>
    <style:style style:name="T34" style:family="text">
      <style:text-properties fo:color="#000000" loext:opacity="100%" fo:font-size="12pt" style:font-size-asian="12pt" style:font-size-complex="12pt"/>
    </style:style>
    <style:style style:name="T35" style:family="text">
      <style:text-properties fo:color="#000000" loext:opacity="100%" fo:font-size="12pt" style:font-size-asian="12pt" style:font-size-complex="12pt" loext:padding="0cm" loext:border="none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21">Optimización de PostgreSQL</text:span></text:span></text:h>
      <text:p text:style-name="P9">La optimización puede abordarse desde distintos niveles: configuración, diseño de esquema, consultas y mantenimiento.</text:p>
      <text:h text:style-name="P2" text:outline-level="3"><text:span text:style-name="Strong_20_Emphasis"><text:span text:style-name="T21">1. Configuración del servidor (</text:span></text:span><text:span text:style-name="Strong_20_Emphasis"><text:span text:style-name="Source_20_Text"><text:span text:style-name="T27">postgresql.conf</text:span></text:span></text:span><text:span text:style-name="Strong_20_Emphasis"><text:span text:style-name="T21">)</text:span>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7">Parámetro</text:p>
            </table:table-cell>
            <table:table-cell table:style-name="Tabla1.A1" office:value-type="string">
              <text:p text:style-name="P7">Descripción</text:p>
            </table:table-cell>
            <table:table-cell table:style-name="Tabla1.C1" office:value-type="string">
              <text:p text:style-name="P7">Recomendación típica</text:p>
            </table:table-cell>
          </table:table-row>
        </table:table-header-rows>
        <table:table-row>
          <table:table-cell table:style-name="Tabla1.A1" office:value-type="string">
            <text:p text:style-name="P5"><text:span text:style-name="Source_20_Text"><text:span text:style-name="T32">shared_buffers</text:span></text:span></text:p>
          </table:table-cell>
          <table:table-cell table:style-name="Tabla1.A1" office:value-type="string">
            <text:p text:style-name="P6">Caché de datos en memoria</text:p>
          </table:table-cell>
          <table:table-cell table:style-name="Tabla1.C1" office:value-type="string">
            <text:p text:style-name="P6">25% de la RAM total (hasta ~8 GB en sistemas grandes)</text:p>
          </table:table-cell>
        </table:table-row>
        <table:table-row>
          <table:table-cell table:style-name="Tabla1.A1" office:value-type="string">
            <text:p text:style-name="P5"><text:span text:style-name="Source_20_Text"><text:span text:style-name="T32">effective_cache_size</text:span></text:span></text:p>
          </table:table-cell>
          <table:table-cell table:style-name="Tabla1.A1" office:value-type="string">
            <text:p text:style-name="P6">Estimación de caché total (incluyendo SO)</text:p>
          </table:table-cell>
          <table:table-cell table:style-name="Tabla1.C1" office:value-type="string">
            <text:p text:style-name="P6">50–75% de la RAM</text:p>
          </table:table-cell>
        </table:table-row>
        <table:table-row>
          <table:table-cell table:style-name="Tabla1.A1" office:value-type="string">
            <text:p text:style-name="P5"><text:span text:style-name="Source_20_Text"><text:span text:style-name="T32">work_mem</text:span></text:span></text:p>
          </table:table-cell>
          <table:table-cell table:style-name="Tabla1.A1" office:value-type="string">
            <text:p text:style-name="P6">Memoria por operación (sort, hash)</text:p>
          </table:table-cell>
          <table:table-cell table:style-name="Tabla1.C1" office:value-type="string">
            <text:p text:style-name="P6">Aumentar si hay muchas operaciones complejas, pero cuidado con la multiplicación por conexiones</text:p>
          </table:table-cell>
        </table:table-row>
        <table:table-row>
          <table:table-cell table:style-name="Tabla1.A1" office:value-type="string">
            <text:p text:style-name="P5"><text:span text:style-name="Source_20_Text"><text:span text:style-name="T32">maintenance_work_mem</text:span></text:span></text:p>
          </table:table-cell>
          <table:table-cell table:style-name="Tabla1.A1" office:value-type="string">
            <text:p text:style-name="P6">Memoria para VACUUM, CREATE INDEX, etc.</text:p>
          </table:table-cell>
          <table:table-cell table:style-name="Tabla1.C1" office:value-type="string">
            <text:p text:style-name="P6">1–2 GB en sistemas grandes</text:p>
          </table:table-cell>
        </table:table-row>
        <table:table-row>
          <table:table-cell table:style-name="Tabla1.A1" office:value-type="string">
            <text:p text:style-name="P5"><text:span text:style-name="Source_20_Text"><text:span text:style-name="T32">checkpoint_segments</text:span></text:span><text:span text:style-name="T35"> / </text:span><text:span text:style-name="Source_20_Text"><text:span text:style-name="T32">max_wal_size</text:span></text:span></text:p>
          </table:table-cell>
          <table:table-cell table:style-name="Tabla1.A1" office:value-type="string">
            <text:p text:style-name="P6">Frecuencia de checkpoints</text:p>
          </table:table-cell>
          <table:table-cell table:style-name="Tabla1.C1" office:value-type="string">
            <text:p text:style-name="P6">Aumentar para reducir I/O en escritura intensiva</text:p>
          </table:table-cell>
        </table:table-row>
        <table:table-row>
          <table:table-cell table:style-name="Tabla1.A1" office:value-type="string">
            <text:p text:style-name="P5"><text:span text:style-name="Source_20_Text"><text:span text:style-name="T32">wal_buffers</text:span></text:span></text:p>
          </table:table-cell>
          <table:table-cell table:style-name="Tabla1.A1" office:value-type="string">
            <text:p text:style-name="P6">Buffer para WAL</text:p>
          </table:table-cell>
          <table:table-cell table:style-name="Tabla1.C1" office:value-type="string">
            <text:p text:style-name="P6">16 MB suele ser suficiente</text:p>
          </table:table-cell>
        </table:table-row>
        <table:table-row>
          <table:table-cell table:style-name="Tabla1.C1" office:value-type="string">
            <text:p text:style-name="P5"><text:span text:style-name="Source_20_Text"><text:span text:style-name="T32">max_connections</text:span></text:span></text:p>
          </table:table-cell>
          <table:table-cell table:style-name="Tabla1.C1" office:value-type="string">
            <text:p text:style-name="P6">Número máximo de conexiones</text:p>
          </table:table-cell>
          <table:table-cell table:style-name="Tabla1.C1" office:value-type="string">
            <text:p text:style-name="P6">Usar un pool de conexiones (ej. PgBouncer) si es alto (&gt;100)</text:p>
          </table:table-cell>
        </table:table-row>
      </table:table>
      <text:p text:style-name="P13"><text:span text:style-name="Strong_20_Emphasis"><text:span text:style-name="T17">Nota</text:span></text:span><text:span text:style-name="T19">: Desde PostgreSQL 9.5+, </text:span><text:span text:style-name="Source_20_Text"><text:span text:style-name="T26">checkpoint_segments</text:span></text:span><text:span text:style-name="T19"> fue reemplazado por </text:span><text:span text:style-name="Source_20_Text"><text:span text:style-name="T26">min_wal_size</text:span></text:span><text:span text:style-name="T19"> y </text:span><text:span text:style-name="Source_20_Text"><text:span text:style-name="T26">max_wal_size</text:span></text:span><text:span text:style-name="T19">.</text:span></text:p>
      <text:h text:style-name="P1" text:outline-level="3"><text:span text:style-name="Strong_20_Emphasis"><text:span text:style-name="T21">2. Índices y diseño de esquema</text:span></text:span></text:h>
      <text:list xml:id="list2091685206" text:style-name="L1">
        <text:list-item>
          <text:p text:style-name="P19"><text:span text:style-name="T19">Usa </text:span><text:span text:style-name="Strong_20_Emphasis"><text:span text:style-name="T17">índices adecuados</text:span></text:span><text:span text:style-name="T19"> (B-tree, GIN, GiST, BRIN según el caso).</text:span></text:p>
        </text:list-item>
        <text:list-item>
          <text:p text:style-name="P10">Evita índices redundantes o innecesarios (añaden overhead en escrituras).</text:p>
        </text:list-item>
        <text:list-item>
          <text:p text:style-name="P10">Normaliza para integridad, pero desnormaliza estratégicamente para rendimiento en lectura.</text:p>
        </text:list-item>
        <text:list-item>
          <text:p text:style-name="P14"><text:span text:style-name="T19">Usa tipos de datos eficientes (</text:span><text:span text:style-name="Source_20_Text"><text:span text:style-name="T26">INT</text:span></text:span><text:span text:style-name="T19"> en vez de </text:span><text:span text:style-name="Source_20_Text"><text:span text:style-name="T26">BIGINT</text:span></text:span><text:span text:style-name="T19"> si no se necesita, </text:span><text:span text:style-name="Source_20_Text"><text:span text:style-name="T26">TEXT</text:span></text:span><text:span text:style-name="T19"> vs </text:span><text:span text:style-name="Source_20_Text"><text:span text:style-name="T26">VARCHAR(n)</text:span></text:span><text:span text:style-name="T19">).</text:span></text:p>
        </text:list-item>
      </text:list>
      <text:h text:style-name="P1" text:outline-level="3"><text:span text:style-name="Strong_20_Emphasis"><text:span text:style-name="T21">3. Optimización de consultas</text:span></text:span></text:h>
      <text:list xml:id="list3694881197" text:style-name="L2">
        <text:list-item>
          <text:p text:style-name="P15"><text:span text:style-name="T19">Usa </text:span><text:span text:style-name="Source_20_Text"><text:span text:style-name="T26">EXPLAIN (ANALYZE, BUFFERS)</text:span></text:span><text:span text:style-name="T19"> para entender el plan de ejecución.</text:span></text:p>
        </text:list-item>
      </text:list>
      <text:p text:style-name="P18"><text:span text:style-name="T19"><text:tab/><text:tab/>EXPLAIN SELECT * FROM usuarios WHERE email = 'x';</text:span></text:p>
      <text:p text:style-name="P18"><text:span text:style-name="T19"/></text:p>
      <text:list xml:id="list192440910493181" text:continue-numbering="true" text:style-name="L2">
        <text:list-item>
          <text:p text:style-name="P15"><text:span text:style-name="T19">Evita </text:span><text:span text:style-name="Source_20_Text"><text:span text:style-name="T26">SELECT *</text:span></text:span><text:span text:style-name="T19">; selecciona solo las columnas necesarias.</text:span></text:p>
        </text:list-item>
        <text:list-item>
          <text:p text:style-name="P15"><text:span text:style-name="T19">Filtra lo antes posible con </text:span><text:span text:style-name="Source_20_Text"><text:span text:style-name="T26">WHERE</text:span></text:span><text:span text:style-name="T19">.</text:span></text:p>
        </text:list-item>
        <text:list-item>
          <text:p text:style-name="P15"><text:span text:style-name="T19">Usa </text:span><text:span text:style-name="Source_20_Text"><text:span text:style-name="T26">JOIN</text:span></text:span><text:span text:style-name="T19"> en lugar de subconsultas cuando sea más eficiente.</text:span></text:p>
        </text:list-item>
        <text:list-item>
          <text:p text:style-name="P11">Considera particionamiento de tablas grandes (por rango, lista o hash).</text:p>
        </text:list-item>
      </text:list>
      <text:p text:style-name="P9">Para tablas grandes: CREATE TABLE mediciones PARTITION BY RANGE (fecha);</text:p>
      <text:p text:style-name="P9"/>
      <text:h text:style-name="P1" text:outline-level="3"><text:soft-page-break/><text:span text:style-name="Strong_20_Emphasis"><text:span text:style-name="T21">4. Mantenimiento</text:span></text:span></text:h>
      <text:list xml:id="list3029122717" text:style-name="L3">
        <text:list-item>
          <text:p text:style-name="P16"><text:span text:style-name="Strong_20_Emphasis"><text:span text:style-name="T17">VACUUM</text:span></text:span><text:span text:style-name="T19">: Reclama espacio de filas muertas. </text:span><text:span text:style-name="Source_20_Text"><text:span text:style-name="T26">VACUUM FULL</text:span></text:span><text:span text:style-name="T19"> reescribe tablas, pero bloquea.</text:span></text:p>
        </text:list-item>
      </text:list>
      <text:p text:style-name="P18"><text:span text:style-name="T19"/></text:p>
      <text:list xml:id="list192442480190695" text:continue-numbering="true" text:style-name="L3">
        <text:list-item>
          <text:p text:style-name="P20"><text:span text:style-name="Strong_20_Emphasis"><text:span text:style-name="T17">ANALYZE</text:span></text:span><text:span text:style-name="T19">: Actualiza estadísticas para el planificador.</text:span></text:p>
        </text:list-item>
        <text:list-item>
          <text:p text:style-name="P16"><text:span text:style-name="Strong_20_Emphasis"><text:span text:style-name="T17">Autovacuum</text:span></text:span><text:span text:style-name="T19">: Debe estar habilitado y bien ajustado (ajustar </text:span><text:span text:style-name="Source_20_Text"><text:span text:style-name="T26">autovacuum_vacuum_scale_factor</text:span></text:span><text:span text:style-name="T19">, etc.).</text:span></text:p>
        </text:list-item>
        <text:list-item>
          <text:p text:style-name="P20"><text:span text:style-name="Strong_20_Emphasis"><text:span text:style-name="T17">Reindexación periódica</text:span></text:span><text:span text:style-name="T19">: Si los índices se fragmentan mucho.</text:span></text:p>
        </text:list-item>
      </text:list>
      <text:p text:style-name="P22"><text:span text:style-name="T19"/></text:p>
      <text:p text:style-name="P22"><text:span text:style-name="T19">Postgres </text:span><text:span text:style-name="Strong_20_Emphasis"><text:span text:style-name="T20">no se auto-limpia mágicamente</text:span></text:span><text:span text:style-name="T19">.</text:span></text:p>
      <text:p text:style-name="Text_20_body">Ver estado:</text:p>
      <text:p text:style-name="P3"><text:span text:style-name="Source_20_Text">SELECT relname, n_dead_tup</text:span></text:p>
      <text:p text:style-name="P4"><text:span text:style-name="Source_20_Text">FROM pg_stat_user_tables;</text:span></text:p>
      <text:p text:style-name="Text_20_body">Ajustes:</text:p>
      <text:p text:style-name="P3"><text:span text:style-name="Source_20_Text">autovacuum = on</text:span></text:p>
      <text:p text:style-name="P3"><text:span text:style-name="Source_20_Text">autovacuum_vacuum_scale_factor = 0.05</text:span></text:p>
      <text:p text:style-name="P4"><text:span text:style-name="Source_20_Text">autovacuum_analyze_scale_factor = 0.05</text:span></text:p>
      <text:p text:style-name="Text_20_body">Si hay muchas escrituras, baja estos valores.</text:p>
      <text:p text:style-name="Horizontal_20_Line"/>
      <text:h text:style-name="Heading_20_2" text:outline-level="2">5️⃣ Consultas lentas: actívalas YA</text:h>
      <text:p text:style-name="P4"><text:span text:style-name="Source_20_Text">log_min_duration_statement = 500ms</text:span></text:p>
      <text:p text:style-name="Text_20_body">Luego analiza:</text:p>
      <text:list xml:id="list1905073818" text:style-name="L6">
        <text:list-item>
          <text:p text:style-name="P24">¿falta índice?</text:p>
        </text:list-item>
        <text:list-item>
          <text:p text:style-name="P24">¿JOIN innecesario?</text:p>
        </text:list-item>
        <text:list-item>
          <text:p text:style-name="P24">¿SELECT *?</text:p>
        </text:list-item>
      </text:list>
      <text:p text:style-name="Text_20_body">Tip oro 🥇:</text:p>
      <text:p text:style-name="Quotations"><text:span text:style-name="Strong_20_Emphasis">Optimiza consultas antes que parámetros</text:span></text:p>
      <text:p text:style-name="P22"><text:span text:style-name="T19"/></text:p>
      <text:h text:style-name="P1" text:outline-level="3"><text:span text:style-name="Strong_20_Emphasis"><text:span text:style-name="T21">5. Replicación y escalabilidad</text:span></text:span></text:h>
      <text:list xml:id="list598668709" text:style-name="L4">
        <text:list-item>
          <text:p text:style-name="P21"><text:span text:style-name="Strong_20_Emphasis"><text:span text:style-name="T17">Replicación lógica/física</text:span></text:span><text:span text:style-name="T19">: Para alta disponibilidad y balanceo de lectura.</text:span></text:p>
        </text:list-item>
        <text:list-item>
          <text:p text:style-name="P21"><text:span text:style-name="Strong_20_Emphasis"><text:span text:style-name="T17">Connection pooling</text:span></text:span><text:span text:style-name="T19">: Usa PgBouncer o PgPool-II para reducir overhead de conexiones.</text:span></text:p>
        </text:list-item>
        <text:list-item>
          <text:p text:style-name="P21"><text:span text:style-name="Strong_20_Emphasis"><text:span text:style-name="T17">Read replicas</text:span></text:span><text:span text:style-name="T19">: Descarga consultas de lectura a réplicas.</text:span></text:p>
        </text:list-item>
      </text:list>
      <text:h text:style-name="P1" text:outline-level="3"><text:soft-page-break/><text:span text:style-name="Strong_20_Emphasis"><text:span text:style-name="T21">6. Monitoreo</text:span></text:span></text:h>
      <text:list xml:id="list2766520626" text:style-name="L5">
        <text:list-item>
          <text:p text:style-name="P17"><text:span text:style-name="T19">Herramientas: </text:span><text:span text:style-name="Source_20_Text"><text:span text:style-name="T26">pg_stat_statements</text:span></text:span><text:span text:style-name="T19">, </text:span><text:span text:style-name="Source_20_Text"><text:span text:style-name="T26">pgBadger</text:span></text:span><text:span text:style-name="T19">, Prometheus + exporters, </text:span><text:span text:style-name="Source_20_Text"><text:span text:style-name="T26">pg_top</text:span></text:span><text:span text:style-name="T19">.</text:span></text:p>
        </text:list-item>
        <text:list-item>
          <text:p text:style-name="P12">Métricas clave: tiempos de consulta, caché hit ratio, locks, bloat de tablas/índices.</text:p>
        </text:list-item>
      </text:list>
      <text:p text:style-name="P8"><text:span text:style-name="T34"/></text:p>
      <text:p text:style-name="P8"><text:span text:style-name="T34"><text:line-break/></text:span><text:span text:style-name="T36">Escritura y WAL</text:span></text:p>
      <text:p text:style-name="P4"><text:span text:style-name="Source_20_Text">wal_buffers = 16MB</text:span></text:p>
      <text:p text:style-name="P4"><text:span text:style-name="Source_20_Text">checkpoint_completion_target = 0.9</text:span></text:p>
      <text:p text:style-name="P4"><text:span text:style-name="Source_20_Text">max_wal_size = 2GB a 8GB</text:span></text:p>
      <text:p text:style-name="Text_20_body">Esto reduce picos de I/O y mejora estabilidad.</text:p>
      <text:p text:style-name="Text_20_body"/>
      <text:h text:style-name="Heading_20_2" text:outline-level="2">Mantenimiento</text:h>
      <text:h text:style-name="Heading_20_3" text:outline-level="3">6.1 Vacuum y Analyze</text:h>
      <text:list xml:id="list3120274346" text:style-name="L7">
        <text:list-item>
          <text:p text:style-name="P26"><text:span text:style-name="Strong_20_Emphasis">Vacuum:</text:span> Limpia filas muertas (de deletes/updates) para reutilizar espacio. VACUUM tabla; </text:p>
        </text:list-item>
        <text:list-item>
          <text:p text:style-name="P26"><text:span text:style-name="Strong_20_Emphasis">Analyze:</text:span> Actualiza estadísticas para el planificador de queries. ANALYZE tabla; </text:p>
        </text:list-item>
        <text:list-item>
          <text:p text:style-name="P25">Autovacuum: Activado por default, corre automáticamente. </text:p>
        </text:list-item>
      </text:list>
      <text:h text:style-name="Heading_20_3" text:outline-level="3">6.2 Backups y Restauración</text:h>
      <text:list xml:id="list263181169" text:style-name="L8">
        <text:list-item>
          <text:p text:style-name="P28">Lógico: pg_dump mi_basedatos &gt; backup.sql y psql mi_basedatos &lt; backup.sql </text:p>
        </text:list-item>
        <text:list-item>
          <text:p text:style-name="P27">Físico: pg_basebackup para copias del cluster. </text:p>
        </text:list-item>
      </text:list>
      <text:p text:style-name="Text_20_body">Programa backups diarios con cron.</text:p>
      <text:h text:style-name="Heading_20_3" text:outline-level="3">6.3 Monitoreo</text:h>
      <text:list xml:id="list210998445" text:style-name="L9">
        <text:list-item>
          <text:p text:style-name="P30">Usa pg_stat_activity para ver queries activas. </text:p>
        </text:list-item>
        <text:list-item>
          <text:p text:style-name="P29">Extensiones: pgBadger para logs.</text:p>
        </text:list-item>
      </text:list>
      <text:p text:style-name="Text_20_body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8:49:08.237684275</meta:creation-date>
    <dc:date>2026-01-25T19:24:40.364037278</dc:date>
    <meta:editing-duration>PT31S</meta:editing-duration>
    <meta:editing-cycles>1</meta:editing-cycles>
    <meta:document-statistic meta:table-count="1" meta:image-count="0" meta:object-count="0" meta:page-count="3" meta:paragraph-count="88" meta:word-count="519" meta:character-count="3603" meta:non-whitespace-character-count="3191"/>
    <meta:generator>LibreOffice/7.3.7.2$Linux_X86_64 LibreOffice_project/30$Build-2</meta:generator>
  </office:meta>
</office:document-meta>
</file>